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MapperDao tutorial<text:tab/>2</text:p>
          <text:p text:style-name="P5">Downloading the source files<text:tab/>2</text:p>
          <text:p text:style-name="P5">Setting up the database connection and initializing mapperdao<text:tab/>2</text:p>
          <text:p text:style-name="P5">Creating a simple model<text:tab/>2</text:p>
          <text:p text:style-name="P5">Extending the domain model by adding attributes to products<text:tab/>5</text:p>
          <text:p text:style-name="P5">Adding categories to our products<text:tab/>8</text:p>
        </text:index-body>
      </text:table-of-content>
      <text:h text:style-name="P3" text:outline-level="1"/>
      <text:h text:style-name="P4" text:outline-level="1">MapperDao tutorial</text:h>
      <text:p text:style-name="Standard">We will create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But initially we need a DataSource to configure mapperDao. For this example we will use apache dbcp to create a connection pool and the DataSource:</text:p>
      <text:p text:style-name="Standard"><draw:frame draw:style-name="fr1" draw:name="Frame18" text:anchor-type="paragraph" fo:min-width="16.701cm" draw:z-index="17"><draw:text-box fo:min-height="1.709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We can now configure mapperDao:</text:p>
      <text:p text:style-name="Standard"/>
      <text:p text:style-name="Standard"><draw:frame draw:style-name="fr1" draw:name="Frame17" text:anchor-type="paragraph" fo:min-width="16.701cm" draw:z-index="16"><draw:text-box fo:min-height="2.321cm"><text:p text:style-name="Standard"><text:span text:style-name="Example"><text:span text:style-name="T4">val entities = List(ProductEntity)</text:span></text:span></text:p><text:p text:style-name="Standard"><text:span text:style-name="Example"><text:span text:style-name="T4">val (jdbc, mapperDao, queryDao) = Setup(“postgresql”, dataSource, entities)</text:span></text:span></text:p><text:p text:style-name="Standard"><text:span text:style-name="Example"><text:span text:style-name="T4">val txM = Transaction.transactionManager(jdbc)</text:span></text:span></text:p></draw:text-box></draw:frame></text:p>
      <text:p text:style-name="Standard">jdbc:Jdbc can be used to query/update the database with sql/ddl. mapperDao:MapperDao can be used to insert/update/select/delete entities and queryDao to query for entities. txM:PlatformTransactionManager takes care of transactions. The 'val entities' is a list of all entities that we would like to use, currently ProductEntity which we will declare later on.</text:p>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fo:min-width="16.701cm" draw:z-index="15"><draw:text-box fo:min-height="0.884cm"><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fo:min-width="16.701cm" draw:z-index="14"><draw:text-box fo:min-height="2.773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soft-page-break/></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works. When an entity is loaded from the database, it will acquire the id via the IntId trait. (or LongId for entities with long id but please note that this mechanism is extensible and new traits can be used). Alternatively, if the id is not autogenerated, then it can be a field of the domain class but for this example we will use autogenerated id's. 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MapperDao uses scala code to do the mapping. The mapping can be an object or a class and it is the equivalent of xml files that other orm's use. It maps all the columns and also contains a constructor method which is responsible for constructing instances of the entity.</text:p>
      <text:p text:style-name="Standard"><draw:frame draw:style-name="fr1" draw:name="Frame14" text:anchor-type="paragraph" fo:min-width="16.701cm" draw:z-index="13"><draw:text-box fo:min-height="2.773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Id, Product](classOf[Product]) {</text:span></text:span></text:p><text:p text:style-name="Standard"><text:span text:style-name="Example"><text:span text:style-name="T4"><text:tab/>val </text:span></text:span><text:span text:style-name="Example"><text:span text:style-name="T5">id</text:span></text:span><text:span text:style-name="Example"><text:span text:style-name="T4"> = key("id") autogenerated (_.id)</text:span></text:span></text:p><text:p text:style-name="Standard"><text:span text:style-name="Example"><text:span text:style-name="T4"><text:tab/>val </text:span></text:span><text:span text:style-name="Example"><text:span text:style-name="T5">title</text:span></text:span><text:span text:style-name="Example"><text:span text:style-name="T4"> = column("title") to (_.title)</text:span></text:span></text:p><text:p text:style-name="Standard"><text:span text:style-name="Example"><text:span text:style-name="T4"><text:tab/>val </text:span></text:span><text:span text:style-name="Example"><text:span text:style-name="T5">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5">constructor</text:span></text:span><text:span text:style-name="Example"><text:span text:style-name="T4">(implicit m) = new Product(title, description) with IntId with Persisted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pan text:style-name="Example"/></text:p>
      <text:p text:style-name="Standard">The entity extends Entity[IntId,Product] for classOf[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with IntId]. The field value is retrieved by the _.id function.</text:p>
      <text:p text:style-name="Standard"/>
      <text:p text:style-name="Standard"><text:span text:style-name="Example"><text:span text:style-name="T4">val </text:span></text:span><text:span text:style-name="Example"><text:span text:style-name="T5">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5">title</text:span></text:span><text:span text:style-name="Example"><text:span text:style-name="T4"> = column("title") to (_.title)</text:span></text:span></text:p>
      <text:p text:style-name="Standard"/>
      <text:p text:style-name="Standard">After the mapping of the description, the constructor definition follows:</text:p>
      <text:p text:style-name="Standard"><text:soft-page-break/></text:p>
      <text:p text:style-name="Standard"><text:span text:style-name="Example"><text:span text:style-name="T4">def </text:span></text:span><text:span text:style-name="Example"><text:span text:style-name="T5">constructor</text:span></text:span><text:span text:style-name="Example"><text:span text:style-name="T4">(implicit m) = new Product(title, description) with IntId with Persisted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text:p>
      <text:p text:style-name="Standard"/>
      <text:p text:style-name="Standard">The constructor creates a new Product with IntId with Persisted. <text:s/>Persisted is used internally by mapperdao to track changes to the instance. IntId is more interesting, it provides the id field which gets it's value of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text:p>
      <text:p text:style-name="Standard"/>
      <text:p text:style-name="Standard">Now we are ready to use mapperdao to insert, select, update and delete the Product entity:</text:p>
      <text:p text:style-name="Standard"/>
      <text:p text:style-name="Standard"><draw:frame draw:style-name="fr1" draw:name="Frame13" text:anchor-type="paragraph" fo:min-width="16.701cm" draw:z-index="12"><draw:text-box fo:min-height="1.778cm"><text:p text:style-name="Standard"><text:span text:style-name="Example">val inserted=mapperDao.insert(ProductEntity,Product(“title”,”desc”))</text:span></text:p><text:p text:style-name="Standard"><text:span text:style-name="Example">println(inserted.id)</text:span></text:p><text:p text:style-name="Standard"><text:span text:style-name="Example">mapperDao.delete(ProductEntity,inserted)</text:span></text:p></draw:text-box></draw:frame></text:p>
      <text:p text:style-name="Standard">We can also create Dao's using the helper traits:</text:p>
      <text:p text:style-name="Standard"/>
      <text:p text:style-name="Standard"><draw:frame draw:style-name="fr1" draw:name="Frame12" text:anchor-type="paragraph" fo:min-width="2cm" draw:z-index="11"><draw:text-box fo:min-height="0.499cm"><text:p text:style-name="Standard"><text:span text:style-name="Example">abstract class ProductsDao extends TransactionalIntIdCRUD[Product] </text:span></text:p><text:p text:style-name="Standard"><text:span text:style-name="Example"><text:tab/>with 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IntIdAll trait) and paginate the data. Of course it is not hard at all to replicate this functionality using queryDao and mapperDao, but the traits certainly help.</text:p>
      <text:p text:style-name="Standard"/>
      <text:p text:style-name="Standard">Now we can instantiate our dao and inject it's dependencies.</text:p>
      <text:p text:style-name="Standard"><draw:frame draw:style-name="fr1" draw:name="Frame11" text:anchor-type="paragraph" fo:min-width="2cm" draw:z-index="10"><draw:text-box fo:min-height="0.499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text:p>
      <text:p text:style-name="Standard"><draw:frame draw:style-name="fr1" draw:name="Frame10" text:anchor-type="paragraph" fo:min-width="2cm" draw:z-index="9"><draw:text-box fo:min-height="0.499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select(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oft-page-break/><text:span text:style-name="Example"/></text:p>
      <text:p text:style-name="Standard">We can also do all short of queries using the query DSL.</text:p>
      <text:p text:style-name="Standard"/>
      <text:p text:style-name="Standard"><draw:frame draw:style-name="fr1" draw:name="Frame9" text:anchor-type="paragraph" fo:min-width="16.674cm" draw:z-index="8"><draw:text-box fo:min-height="2.773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IntId]</text:span></text:p></draw:text-box></draw:frame></text:p>
      <text:p text:style-name="Standard">It might be better to alias ProductEntity so that our query is more readable:</text:p>
      <text:h text:style-name="Heading_20_3" text:outline-level="3"><draw:frame draw:style-name="fr1" draw:name="Frame8" text:anchor-type="paragraph" fo:min-width="16.753cm" draw:z-index="7"><draw:text-box fo:min-height="5.242cm"><text:p text:style-name="Standard"><text:span text:style-name="Example">val pe=ProductEntity</text:span></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other product information. For a start, our products have attributes, an attribute been a key/value pair. Each product can have 1 or more attributes and attributes are shared by products. i.e. many products can have the attribute colour=red. We'll create this as a many-to-many relationship. Lets see our extended domain model:</text:p>
      <text:p text:style-name="Standard"><draw:frame draw:style-name="fr1" draw:name="Frame7" text:anchor-type="paragraph" fo:min-width="16.727cm" draw:z-index="6"><draw:text-box fo:min-height="3.464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fo:min-width="2cm" draw:z-index="5"><draw:text-box fo:min-height="0.499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soft-page-break/></text:p>
      <text:p text:style-name="Standard">Now we're ready to change the mappings to include this new relationship.</text:p>
      <text:p text:style-name="Standard"/>
      <text:p text:style-name="Standard"><draw:frame draw:style-name="fr2" draw:name="Frame5" text:anchor-type="paragraph" fo:min-width="2cm" draw:z-index="4"><draw:text-box fo:min-height="0.499cm"><text:p text:style-name="Standard"/><text:p text:style-name="Standard"><text:span text:style-name="Example">object ProductEntity extends Entity[IntId, Product](classOf[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 = new Product(title, </text:span></text:p><text:p text:style-name="Standard"><text:span text:style-name="Example"><text:tab/><text:tab/>description, <text:s/></text:span><text:span text:style-name="Example"><text:span text:style-name="T1">attribut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Please notice the mapping of attributes using the AttributeEntity. A manytomany between Product and Attribute entities is declared and maps to _.attributes. If we don't specify column and join table names, mapperdao will map them using convention, this means <text:s/>the mapping will be via Product_Attribute table and product_id,attribute_id columns. Please see the wiki on how to customize those.</text:p>
      <text:p text:style-name="Standard"/>
      <text:p text:style-name="Standard">Finally, the new Attribute class needs it's own mapping:</text:p>
      <text:p text:style-name="Standard"><draw:frame draw:style-name="fr2" draw:name="Frame4" text:anchor-type="paragraph" fo:min-width="2cm" draw:z-index="3"><draw:text-box fo:min-height="0.499cm"><text:p text:style-name="Standard"><text:span text:style-name="Example">object </text:span><text:span text:style-name="Example"><text:span text:style-name="T1">AttributeEntity</text:span></text:span><text:span text:style-name="Example"> </text:span></text:p><text:p text:style-name="Standard"><text:span text:style-name="Example"><text:tab/>extends Entity[IntId, Attribute](classOf[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 = new Attribute(name, value) with IntId </text:span></text:p><text:p text:style-name="Standard"><text:span text:style-name="Example"><text:tab/><text:tab/>with Persiste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pan text:style-name="Example"/></text:p>
      <text:p text:style-name="Standard">It will be useful to create a dao for attributes. This way we can add methods to get or create an attribute if it doesn't already exist into the database. That will come handy since we then can easily load/create attributes when we create/update our product catalogue.</text:p>
      <text:p text:style-name="Standard"><draw:frame draw:style-name="fr2" draw:name="Frame3" text:anchor-type="paragraph" fo:min-width="2cm" draw:z-index="2"><draw:text-box fo:min-height="0.499cm"><text:p text:style-name="Standard"><text:span text:style-name="Example">abstract class AttributesDao extends </text:span></text:p><text:p text:style-name="Standard"><text:span text:style-name="Example"><text:tab/><text:tab/>Transactional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text:span><text:span text:style-name="Example"><text:span text:style-name="T1">def getOrCreate(name: String, value: String): Attribute</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soft-page-break/></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The return value of create(Attribute(name, value)) is an Attribute with IntId.</text:p>
      <text:p text:style-name="Standard"/>
      <text:p text:style-name="Standard">Now we are ready to add and manipulate some products with attributes into our database.</text:p>
      <text:p text:style-name="Standard"><draw:frame draw:style-name="fr2" draw:name="Frame2" text:anchor-type="paragraph" fo:min-width="2cm" draw:z-index="1"><draw:text-box fo:min-height="0.499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 To do updates of </text:span></text:p><text:p text:style-name="Standard"><text:span text:style-name="Example">// immutable entities, mapperdao needs the old and the new value.</text:span></text:p><text:p text:style-name="Standard"><text:span text:style-name="Example">// The new value must be a modification of the old one. Here</text:span></text:p><text:p text:style-name="Standard"><text:span text:style-name="Example">// we use a Set(a1) instead of the original Set(a1,a2). This</text:span></text:p><text:p text:style-name="Standard"><text:span text:style-name="Example">// means that a2 will be removed from the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formance”,”slow”))</text:span></text:p></draw:text-box></draw:frame></text:p>
      <text:p text:style-name="Standard">Finally, having our entities sorted out, we can do various queries, always importing Query._ so that <text:soft-page-break/>the query DSL is in scope:</text:p>
      <text:p text:style-name="Standard"/>
      <text:p text:style-name="Standard"><draw:frame draw:style-name="fr2" draw:name="Frame1" text:anchor-type="paragraph" fo:min-width="2cm" draw:z-index="0"><draw:text-box fo:min-height="0.499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IntId]</text:span></text:p><text:p text:style-name="Standard"><text:span text:style-name="Example">val l=queryDao.query(select from p) </text:span></text:p><text:p text:style-name="Standard"><text:span text:style-name="Example"/></text:p><text:p text:style-name="Standard"><text:span text:style-name="Example">// get a List[Product with 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There will be a number of categories and each 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text:p>
      <text:p text:style-name="Standard"/>
      <text:p text:style-name="Standard">For a start, lets write the ddl for the new tables:</text:p>
      <text:p text:style-name="Standard"/>
      <text:p text:style-name="Standard"><draw:frame draw:style-name="fr2" draw:name="Frame20" text:anchor-type="paragraph" fo:min-width="16.642cm" draw:z-index="19"><draw:text-box fo:min-height="6.724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soft-page-break/></text:p>
      <text:p text:style-name="Standard">Lets now modify our domail model. Not only we will add a List of Categories to our Product class, but also each Category will have a parent:Option[Category] parent category.</text:p>
      <text:p text:style-name="Standard"/>
      <text:p text:style-name="Standard"><draw:frame draw:style-name="fr2" draw:name="Frame19" text:anchor-type="paragraph" fo:min-width="16.642cm" draw:z-index="18"><draw:text-box fo:min-height="6.724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fo:min-width="16.642cm" draw:z-index="20"><draw:text-box fo:min-height="6.724cm"><text:p text:style-name="Standard"><text:span text:style-name="Example">object ProductEntity extends Entity[IntId, Product](classOf[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Id, Category](classOf[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Persisted with 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c1,c2)=&gt;c1.name&lt;c2.name)</text:span></text:span><text:span text:style-name="Example"><text:span text:style-name="T3">) with IntId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Now we are ready to create CategoryDao. Except from the CRUD methods that will be mixed in by <text:s/><text:soft-page-break/>the TransactionalCRUD trait, we also need methods to create hierarchies of categories. </text:p>
      <text:p text:style-name="P1"/>
      <text:p text:style-name="P1"><draw:frame draw:style-name="fr2" draw:name="Frame22" text:anchor-type="paragraph" fo:min-width="16.642cm" draw:z-index="21"><draw:text-box fo:min-height="6.724cm"><text:p text:style-name="Standard"><text:span text:style-name="Example">abstract class CategoriesDao extends </text:span></text:p><text:p text:style-name="Standard"><text:span text:style-name="Example"><text:tab/>Transactional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fo:min-width="17.127cm" draw:z-index="22"><draw:text-box fo:min-height="5.38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 cat2)</text:span></text:p><text:p text:style-name="Standard"><text:span text:style-name="Example"/></text:p><text:p text:style-name="Standard"><text:span text:style-name="Example">val p = productsDao.create(Product("test1", "desc1", Set(), categories))</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2-01-04T23:06:39</dc:date>
    <dc:creator>Konstantinos Kougios</dc:creator>
    <meta:editing-duration>P1DT5H44M38S</meta:editing-duration>
    <meta:editing-cycles>226</meta:editing-cycles>
    <meta:generator>LibreOffice/3.4$Unix LibreOffice_project/340m1$Build-402</meta:generator>
    <meta:document-statistic meta:table-count="0" meta:image-count="0" meta:object-count="0" meta:page-count="12" meta:paragraph-count="300" meta:word-count="2535" meta:character-count="17578" meta:non-whitespace-character-count="15068"/>
  </office:meta>
</office:document-meta>
</file>